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PropertySourceTests.propertyWithColonInNonResourceRef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ndiPropertySourceTests.propertyWithDefaultClauseInResourceRef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ndiPropertySourceTests.lookup( String jndi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PropertySourceTests.createInitia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PropertySourceTests.nonExisten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ndiPropertySourceTests.nameBoundWithou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ndiPropertySourceTests.nameBoundWith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